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20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1, FF 8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, Hebrew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Funeral sermons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4</text:p>
      <text:p text:style-name="P6">Number of Sheets<text:tab/><text:tab/><text:tab/><text:tab/>1</text:p>
      <text:p text:style-name="P6">Fragment<text:tab/><text:tab/><text:tab/><text:tab/><text:tab/></text:p>
      <text:p text:style-name="P6">Pagination <text:tab/><text:tab/><text:tab/><text:tab/><text:tab/>N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Mayer Arnold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2">(Symbols: ?=uncertain; []=supplied information; /=end of line)</text:p>
      <text:p text:style-name="P2"/>
      <text:p text:style-name="P2">[Page 1]</text:p>
      <text:p text:style-name="P3">For a funeral<text:span text:style-name="T1">/</text:span></text:p>
      <text:p text:style-name="P7">[Hebrew]/</text:p>
      <text:p text:style-name="P8">The pages of Holy Writ offer to us a picture simple in its/ character, yet strikingly beautiful. <text:s/>It is that which exhibits/ to view the terrestrial blessings enjoyed by the upright. <text:s/>You will/ find it, my dear friends! in the book of Job. <text:s/>"Thou shalt know/ that peace is in thy tent; thou shalt overlook thy habitation;/ but miss nothing. <text:s/>Thou shalt know that thy seed is numerous, and/ thy offspring as the herbage of the earth. <text:s/>Thou wilt go in a ripe age/ to the grave, as a shock of corn is carried home in its season."/ <text:s/>Brethren! <text:s/>To deserve that our lives may illustrate that scriptural de-/-claration, it should be our prayers and our efforts. <text:s/>For, it is no doctrine/ of Judaism, that the path leading to salvation, must necessarily be/ strait and thorny. <text:s/>The religion we profess teaches us meekly/ to bear trials as a wise dispensation of Providence; as the means of/ inciting the heart to self-examination, and hence to the correction/ of our backslidings. <text:s/>But it does not point to sorrow and/ tribulations as to the ladder, whose steps we must inevitably ascend, to reach/ a heaven of bliss. <text:s/>God--the spring of love--could not/ have ordained that sufferings be the portion of his creatures upon/ earth. <text:s/>Avaunt, thou profane thought! <text:s/>No: our Father desires/ our happiness; wherefore He has given us a guide, by following which/ we may attain that goal even here below. <text:s/>It is when/</text:p>
      <text:p text:style-name="P8"/>
      <text:p text:style-name="P8">[Page 2]</text:p>
      <text:p text:style-name="P4"><text:span text:style-name="T1">we presume to walk without that escort, that we become/ entangled amid windings, from which there is no safe issue./ <text:s/>We ourselves oftentimes create the worm that cankers our vitals,/ and destroys our </text:span><text:soft-page-break/><text:span text:style-name="T1">temporal and spiritual weal. <text:s/>Justly did the/ moralist of yore say that "the folly of man, maketh his way crooked,/ yet, he rageth against the Lord;" whereas by seeking wisdom--which/ is adherence to the Sinaic law--as his associate, he would be plea-/-santly led to the end of his journey. <text:s/>For, she hath length of/ days in her right hand, riches and honor in her left."/</text:span></text:p>
      <text:p text:style-name="P4"><text:span text:style-name="T1">Now, my Brethren! <text:s/>As I watched the departing breath that severed him / who is enshrouded </text:span><text:span text:style-name="T2">in</text:span><text:span text:style-name="T4"> within this coffin, from all his surroundings, my mind/ intuitively reverted to the inspired words I first quoted; and I/ reasoned thus. <text:s/>We are indeed absolutely ignorant of the workings/ of a human heart. <text:s/>Judging our neighbor simply from external/ evidences, we frequently misjudge, and rob him of a vast deal of/ the praise due to his unobtrustive merits; while we will readily bestow/ our commendation upon assumed virtues. <text:s/>But God sees not out-/-wardly, and He commensurately rewards the beings He has created./ <text:s/>He reads their innermost thoughts, and discovers how far they/ deserve to be accounted for righteousness. <text:s/>Yes, Brethren!/ <text:s/>Numerous must have been the goodly deeds </text:span><text:span text:style-name="T2">written</text:span><text:span text:style-name="T4"> registered in the divine/ book of memorials on behalf of our departed friend./</text:span></text:p>
      <text:p text:style-name="P9"/>
      <text:p text:style-name="P9">[Page 3]</text:p>
      <text:p text:style-name="P4"><text:span text:style-name="T4">For his life was a literal fulfilment[sic!] of the celestial declaration. <text:s/>His lot was cast in pleasant regions. <text:s/>He gathered betimes the/ fruits of his steady industry, and when he withdrew from the busy/ marts of trade, he carried with him what would amply suffice to/ secure comforts, and benefit alike his coreligionists and society at large./ <text:s/>His home was his Eden. <text:s/>Within its walls he ruled patriarchally./ <text:s/>The angel of peace hovered above that dwelling place he loved so dearly,/ and suffered not the </text:span><text:span text:style-name="T2">any</text:span><text:span text:style-name="T4"> messenger of wrath to enter its portals./ <text:s/>Our deceased brother never displayed a sturdy frame, a vigorous body/ that would bespeak a long protracted age, yet, if I err not, had he/ been permitted to greet the coming of the ensuing sabbath, he would/ have completed four score years and three. <text:s/>Placidly had those long/ years run, until they were swalled[sic!] into eternity. <text:s/>Mayer/ Arnold was not exempt from the ills which all flesh is heir to./ <text:s/>At various times during the last decimal period of his life, he became/ prostrated by illness. <text:s/>But the severity of the pains he endured, was/ assuaged, in a high degree, by the sight he was made constantly to/ contemplate. <text:s/>I know, my friends! that conjugal affection, and/ filial reverence are the characteristics of the Hebrew race; but I have rarely/ discovered evidences so palpable of the existence of those virtues, as when/ I visited the house of our late fellow-believer in the hours of his sickness./ <text:s/>Far be from me the thought of sullying my lips with fulsome/ adulation; but I will utter a truth, which may comfort those who/</text:span></text:p>
      <text:p text:style-name="P9"/>
      <text:p text:style-name="P9">[Page 4]</text:p>
      <text:p text:style-name="P4"><text:span text:style-name="T4">mourn for Mayer Arnold. <text:s/>Wife of his bosom! children/ of his love! <text:s/>Your unwearied devotion was his restorative, a/ soothing balm even at the hour of his final departure. <text:s/>How/ that eye, dimmed by approaching death brightened as it met yours!/ <text:s/>The lips were powerless; the tongue refused its wonted office; but that/ eye spoke volumes of affection. It had earnest blessings;/ it had ardent prayers for your </text:span><text:span text:style-name="T2">happiness</text:span><text:span text:style-name="T4"> welbeing[sic!] as a reward of your un-/-abated attachment and fidelity. <text:s/>Happy was he who thus/ did feel; happy will they be, who awakened those emotions./ <text:s/>Now; the husband, the father, whose days, under God, your fond cares/ lengthened, is gone to his everlasting <text:s/>reward. <text:s/>The ties which bound/ you to him could not be severed without grief. <text:s/>Dear memories cluster/ around your mind, and make you weep. <text:s/>Pay to nature its tribute;/ but lament not. <text:s/>Beyond the melancholy thought that you will/ no more, upon earth, behold that venerable countenance, his/ death should not occasion a murmur, or a sigh. <text:s/>For, to use the/ words of Holy Writ, he went "in a ripe age to the grave, as a/ shock of corn is carried home in its season." <text:s/>The Reaper saw it,/ and delighted at its fulness, gathered it to Him, and treasured it./ <text:s/>O aged sire! we have not lost thee. <text:s/>Thou hast </text:span><text:span text:style-name="T3">preceded</text:span><text:span text:style-name="T4"> us to Beth El/ where we shall meet again to sing in spiritual harmony the praises/ of the Lord. <text:s/>But until we join thee in the realms of bliss, pray/ before God, that our life also may blow gently into the ocean of/ time, eschewing shoals &amp; rocks that cause it trouble. <text:s/>Pray that we, like thee, may hold fast to the law, "which hath length of days </text:span><text:soft-page-break/><text:span text:style-name="T4">in/ her right hand; and in her left hand riches and honor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2:10:13.33</meta:creation-date>
    <dc:date>2012-11-15T11:56:35.55</dc:date>
    <meta:editing-duration>PT12M55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4" meta:paragraph-count="71" meta:word-count="1233" meta:character-count="7473"/>
  </office:meta>
</office:document-meta>
</file>